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paragraph-rsid="000fc5cd"/>
    </style:style>
    <style:style style:name="P2" style:family="paragraph" style:parent-style-name="Standard">
      <style:text-properties fo:language="es" fo:country="ES" officeooo:paragraph-rsid="00118541"/>
    </style:style>
    <style:style style:name="P3" style:family="paragraph" style:parent-style-name="Standard">
      <style:text-properties fo:language="es" fo:country="ES" officeooo:paragraph-rsid="00134139"/>
    </style:style>
    <style:style style:name="T1" style:family="text">
      <style:text-properties officeooo:rsid="000fc5cd"/>
    </style:style>
    <style:style style:name="T2" style:family="text">
      <style:text-properties officeooo:rsid="00118541"/>
    </style:style>
    <style:style style:name="T3" style:family="text">
      <style:text-properties officeooo:rsid="001341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iapositiva 2</text:span></text:p>
      <text:p text:style-name="P3"><text:span text:style-name="T3">El arpa es un instrumento de cuerda pulsada compuesto por un marco resonante y una serie variable de cuerdas tensadas entre la sección inferior y la superior.</text:span></text:p>
      <text:p text:style-name="P2"><text:span text:style-name="T2"/></text:p>
      <text:p text:style-name="P2"><text:span text:style-name="T2">Diapositiva 3</text:span></text:p>
      <text:p text:style-name="P3"><text:span text:style-name="T3">El violín es un instrumento de cuerda frotada que tiene cuatro cuerdas.</text:span></text:p>
      <text:p text:style-name="P2"><text:span text:style-name="T2"/></text:p>
      <text:p text:style-name="P2"><text:span text:style-name="T2">Diapositiva 4</text:span></text:p>
      <text:p text:style-name="P3"><text:span text:style-name="T3">La guitarra es un instrumento musical de cuerda pulsada, compuesto de una caja de madera, un mástil sobre el que va adosado el diapasón o trastero ― generalmente con un agujero acústico en el centro de la tapa (boca) ―, y seis cuer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17:34:57.16</meta:creation-date>
    <dc:date>2014-01-13T17:44:36.09</dc:date>
    <meta:editing-duration>PT9M12S</meta:editing-duration>
    <meta:editing-cycles>3</meta:editing-cycles>
    <meta:generator>LibreOffice/3.6$Windows_x86 LibreOffice_project/9418c72-a20f997-6f5dfc1-4f5ae61-61563f</meta:generator>
    <meta:document-statistic meta:table-count="0" meta:image-count="0" meta:object-count="0" meta:page-count="1" meta:paragraph-count="6" meta:word-count="88" meta:character-count="503" meta:non-whitespace-character-count="421"/>
  </office:meta>
</office:document-meta>
</file>